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page-number="auto" style:text-autospace="none"/>
      <style:text-properties fo:color="#00ccff" style:font-name="Cambria" fo:font-size="13pt" officeooo:rsid="000a1b8e" officeooo:paragraph-rsid="000a1b8e" style:font-size-asian="13pt" style:font-size-complex="13pt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orphans="0" fo:widows="0" fo:text-indent="0in" style:auto-text-indent="false" style:text-autospace="none" style:punctuation-wrap="simple">
        <style:tab-stops>
          <style:tab-stop style:position="0.1in"/>
        </style:tab-stops>
      </style:paragraph-properties>
      <style:text-properties fo:color="#000000" style:font-name="Arial" fo:font-size="12pt" officeooo:rsid="000a1b8e" officeooo:paragraph-rsid="000a1b8e" style:font-size-asian="12pt" style:font-name-complex="Arial" style:font-size-complex="12pt" style:font-weight-complex="bold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orphans="0" fo:widows="0" fo:text-indent="0in" style:auto-text-indent="false" style:text-autospace="none" style:punctuation-wrap="simple">
        <style:tab-stops>
          <style:tab-stop style:position="0.1in"/>
        </style:tab-stops>
      </style:paragraph-properties>
      <style:text-properties fo:color="#000000" style:font-name="Arial Black" fo:font-size="12pt" officeooo:rsid="000a1b8e" officeooo:paragraph-rsid="000a1b8e" style:font-size-asian="12pt" style:font-name-complex="Arial" style:font-size-complex="12pt" style:font-weight-complex="bold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orphans="0" fo:widows="0" fo:text-indent="0in" style:auto-text-indent="false" style:text-autospace="none" style:punctuation-wrap="simple">
        <style:tab-stops>
          <style:tab-stop style:position="0.1in"/>
        </style:tab-stops>
      </style:paragraph-properties>
      <style:text-properties fo:color="#000000" style:font-name="Arial Black" fo:font-size="12pt" fo:font-weight="normal" officeooo:rsid="000a1b8e" officeooo:paragraph-rsid="000a1b8e" style:font-size-asian="12pt" style:font-weight-asian="normal" style:font-name-complex="Arial" style:font-size-complex="12pt" style:font-weight-complex="normal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orphans="0" fo:widows="0" fo:text-indent="0in" style:auto-text-indent="false" style:text-autospace="none" style:punctuation-wrap="simple">
        <style:tab-stops>
          <style:tab-stop style:position="0.1in"/>
        </style:tab-stops>
      </style:paragraph-properties>
      <style:text-properties fo:color="#000000" style:font-name="Arial" fo:font-size="12pt" officeooo:rsid="000a1b8e" officeooo:paragraph-rsid="000a1b8e" style:font-size-asian="12pt" style:font-name-complex="Arial" style:font-size-complex="12pt" style:font-weight-complex="bold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orphans="0" fo:widows="0" fo:text-indent="0in" style:auto-text-indent="false" style:text-autospace="none" style:punctuation-wrap="simple">
        <style:tab-stops>
          <style:tab-stop style:position="0.1in"/>
        </style:tab-stops>
      </style:paragraph-properties>
      <style:text-properties fo:color="#000000" style:font-name="Arial" fo:font-size="12pt" fo:font-weight="normal" officeooo:rsid="000a1b8e" officeooo:paragraph-rsid="000a1b8e" style:font-size-asian="12pt" style:font-weight-asian="normal" style:font-name-complex="Arial" style:font-size-complex="12pt" style:font-weight-complex="normal"/>
    </style:style>
    <style:style style:name="P7" style:family="paragraph" style:parent-style-name="Standard">
      <style:paragraph-properties fo:margin-left="0.0028in" fo:margin-right="0in" fo:margin-top="0in" fo:margin-bottom="0in" loext:contextual-spacing="false" fo:line-height="100%" fo:orphans="0" fo:widows="0" fo:text-indent="0in" style:auto-text-indent="false" style:text-autospace="none"/>
      <style:text-properties fo:color="#000000" style:font-name="Arial" fo:font-size="12pt" officeooo:rsid="000a1b8e" officeooo:paragraph-rsid="000a1b8e" style:font-size-asian="12pt" style:font-name-complex="Arial" style:font-size-complex="12pt"/>
    </style:style>
    <style:style style:name="P8" style:family="paragraph" style:parent-style-name="Standard">
      <style:paragraph-properties fo:margin-left="0.0028in" fo:margin-right="0in" fo:margin-top="0in" fo:margin-bottom="0in" loext:contextual-spacing="false" fo:line-height="100%" fo:orphans="0" fo:widows="0" fo:text-indent="0in" style:auto-text-indent="false" style:text-autospace="none"/>
      <style:text-properties fo:color="#000000" style:font-name="Arial" fo:font-size="12pt" officeooo:paragraph-rsid="000a1b8e" style:font-size-asian="12pt" style:font-name-complex="Arial" style:font-size-complex="12pt"/>
    </style:style>
    <style:style style:name="P9" style:family="paragraph" style:parent-style-name="Standard">
      <style:paragraph-properties fo:margin-top="0in" fo:margin-bottom="0in" loext:contextual-spacing="false" fo:line-height="0.1953in" fo:orphans="0" fo:widows="0" style:text-autospace="none"/>
      <style:text-properties fo:color="#000000" style:font-name="Times New Roman" fo:font-size="12pt" style:font-size-asian="12pt" style:font-size-complex="12pt"/>
    </style:style>
    <style:style style:name="P10" style:family="paragraph" style:parent-style-name="Standard">
      <style:paragraph-properties fo:margin-top="0in" fo:margin-bottom="0in" loext:contextual-spacing="false" fo:line-height="0.2256in" fo:orphans="0" fo:widows="0" style:text-autospace="none"/>
      <style:text-properties fo:color="#000000" style:font-name="Times New Roman" fo:font-size="12pt" officeooo:rsid="000a1b8e" officeooo:paragraph-rsid="000a1b8e" style:font-size-asian="12pt" style:font-size-complex="12pt"/>
    </style:style>
    <style:style style:name="P11" style:family="paragraph" style:parent-style-name="Standard">
      <style:paragraph-properties fo:margin-top="0in" fo:margin-bottom="0in" loext:contextual-spacing="false" fo:line-height="0.2256in" fo:orphans="0" fo:widows="0" style:text-autospace="none"/>
      <style:text-properties fo:color="#000000" style:font-name="Arial Black" fo:font-size="12pt" officeooo:rsid="000a1b8e" officeooo:paragraph-rsid="000a1b8e" style:font-size-asian="12pt" style:font-size-complex="12pt"/>
    </style:style>
    <style:style style:name="T1" style:family="text">
      <style:text-properties officeooo:rsid="000a1b8e"/>
    </style:style>
    <style:style style:name="T2" style:family="text">
      <style:text-properties fo:color="#ff0000" officeooo:rsid="000a1b8e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style:font-weight-asian="bold" style:font-name-complex="Arial" style:font-weight-complex="bold"/>
    </style:style>
    <style:style style:name="T5" style:family="text">
      <style:text-properties style:font-name="Arial Black" fo:font-weight="bold" style:font-weight-asian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4">Appendix: B</text:span></text:p>
      <text:p text:style-name="P10">Source code for each file:</text:p>
      <text:p text:style-name="P11">Background.js:</text:p>
      <text:p text:style-name="P7"/>
      <text:p text:style-name="P7">'use strict';</text:p>
      <text:p text:style-name="P7"/>
      <text:p text:style-name="P7">let notifications = 0;</text:p>
      <text:p text:style-name="P7"/>
      <text:p text:style-name="P7">// run code on install/reload</text:p>
      <text:p text:style-name="P7">chrome.runtime.onInstalled.addListener(function() {</text:p>
      <text:p text:style-name="P7"/>
      <text:p text:style-name="P7"><text:tab/>console.log(' background.js loaded');</text:p>
      <text:p text:style-name="P7"/>
      <text:p text:style-name="P7"/>
      <text:p text:style-name="P7"><text:tab/>// test save urls</text:p>
      <text:p text:style-name="P7"><text:tab/></text:p>
      <text:p text:style-name="P7"><text:tab/>chrome.storage.sync.set({"AmazonURLS": {"https://www.amazon.com/Amazon-Echo-Dot-Portable-Bluetooth-Speaker-with-Alexa-Black/dp/B01DFKC2SO/ref=zg_bs_electronics_home_3?_encoding=UTF8&amp;psc=1&amp;refRID=B2NH4HN9QXK5K1D9KW8C":"4.43"}}, function(data){</text:p>
      <text:p text:style-name="P7"><text:tab/><text:tab/>loadUrls();</text:p>
      <text:p text:style-name="P7"><text:tab/>});</text:p>
      <text:p text:style-name="P7"><text:tab/></text:p>
      <text:p text:style-name="P7"><text:tab/>chrome.browserAction.setBadgeText({text: ""});</text:p>
      <text:p text:style-name="P7"/>
      <text:p text:style-name="P7"><text:tab/></text:p>
      <text:p text:style-name="P7">});</text:p>
      <text:p text:style-name="P7"/>
      <text:p text:style-name="P7">// run code on extension startup</text:p>
      <text:p text:style-name="P7">chrome.runtime.onStartup.addListener(function(){</text:p>
      <text:p text:style-name="P7"><text:tab/>console.log('running on start up');</text:p>
      <text:p text:style-name="P7"><text:tab/>loadUrls();</text:p>
      <text:p text:style-name="P7">});</text:p>
      <text:p text:style-name="P7"/>
      <text:p text:style-name="P7"/>
      <text:p text:style-name="P7"/>
      <text:p text:style-name="P7"/>
      <text:p text:style-name="P7">// Notes:</text:p>
      <text:p text:style-name="P7">// the id priceblock_ourprice outputs the main price of a page. <text:s/>However this seems to vary for book listings which have multiple purchase options. <text:s/>Maybe figure out how to test difference or just ignore books?</text:p>
      <text:p text:style-name="P7"/>
      <text:p text:style-name="P7"/>
      <text:p text:style-name="P7">// Scrapes the price of an amazon price product when given a url</text:p>
      <text:p text:style-name="P7">function scrapePage(url){</text:p>
      <text:p text:style-name="P7"/>
      <text:p text:style-name="P7"><text:tab/>var xhttp = new XMLHttpRequest();</text:p>
      <text:p text:style-name="P7"><text:soft-page-break/><text:tab/>xhttp.onreadystatechange = function() {</text:p>
      <text:p text:style-name="P7"><text:tab/><text:tab/>if (this.readyState == 4 &amp;&amp; this.status == 200) {</text:p>
      <text:p text:style-name="P7"><text:tab/><text:tab/><text:tab/><text:tab/></text:p>
      <text:p text:style-name="P7"><text:tab/><text:tab/><text:tab/><text:tab/>// Parse using DOM Parser</text:p>
      <text:p text:style-name="P7"><text:tab/><text:tab/><text:tab/><text:tab/>let parser = new DOMParser();</text:p>
      <text:p text:style-name="P7"><text:tab/><text:tab/><text:tab/><text:tab/>let htmlDoc = parser.parseFromString(xhttp.responseText, "text/html");</text:p>
      <text:p text:style-name="P7"><text:tab/><text:tab/><text:tab/><text:tab/></text:p>
      <text:p text:style-name="P7"><text:tab/><text:tab/><text:tab/><text:tab/>// For book listings there are multiple prices.</text:p>
      <text:p text:style-name="P7"><text:tab/><text:tab/><text:tab/><text:tab/>let price = ""</text:p>
      <text:p text:style-name="P7"><text:tab/><text:tab/><text:tab/><text:tab/>try {</text:p>
      <text:p text:style-name="P7"><text:tab/><text:tab/><text:tab/><text:tab/><text:tab/>price = htmlDoc.getElementById('priceblock_ourprice').innerHTML;</text:p>
      <text:p text:style-name="P7"><text:tab/><text:tab/><text:tab/><text:tab/>}</text:p>
      <text:p text:style-name="P7"><text:tab/><text:tab/><text:tab/><text:tab/>catch(err) {</text:p>
      <text:p text:style-name="P7"><text:tab/><text:tab/><text:tab/><text:tab/><text:tab/>try{</text:p>
      <text:p text:style-name="P7"><text:tab/><text:tab/><text:tab/><text:tab/><text:tab/><text:tab/>price = htmlDoc.getElementById('priceblock_dealprice').innerHTML;</text:p>
      <text:p text:style-name="P7"><text:tab/><text:tab/><text:tab/><text:tab/><text:tab/>}</text:p>
      <text:p text:style-name="P7"><text:tab/><text:tab/><text:tab/><text:tab/><text:tab/>catch(err){</text:p>
      <text:p text:style-name="P7"><text:tab/><text:tab/><text:tab/><text:tab/><text:tab/><text:tab/>alert('Sorry I couldn\'t find the price of this product.');</text:p>
      <text:p text:style-name="P7"><text:tab/><text:tab/><text:tab/><text:tab/><text:tab/>}</text:p>
      <text:p text:style-name="P7"><text:tab/><text:tab/><text:tab/><text:tab/>}</text:p>
      <text:p text:style-name="P7"/>
      <text:p text:style-name="P7"><text:tab/><text:tab/><text:tab/><text:tab/></text:p>
      <text:p text:style-name="P7"><text:tab/><text:tab/><text:tab/><text:tab/>//remove any dollar signs ($) that may mess with parsing the string to a float.</text:p>
      <text:p text:style-name="P7"><text:tab/><text:tab/><text:tab/><text:tab/>let formatPrice = price.replace("$", "");</text:p>
      <text:p text:style-name="P7"/>
      <text:p text:style-name="P7"><text:tab/><text:tab/><text:tab/><text:tab/>console.log(formatPrice);</text:p>
      <text:p text:style-name="P7"><text:tab/><text:tab/><text:tab/><text:tab/></text:p>
      <text:p text:style-name="P7"><text:tab/><text:tab/><text:tab/><text:tab/>// save new price.</text:p>
      <text:p text:style-name="P7"><text:tab/><text:tab/><text:tab/><text:tab/>saveNew({[url]:formatPrice});</text:p>
      <text:p text:style-name="P7"><text:tab/><text:tab/><text:tab/><text:tab/></text:p>
      <text:p text:style-name="P7"><text:tab/><text:tab/><text:tab/>}</text:p>
      <text:p text:style-name="P7"><text:tab/><text:tab/>};</text:p>
      <text:p text:style-name="P7"><text:tab/>xhttp.open("GET", url, true);</text:p>
      <text:p text:style-name="P7"><text:tab/>xhttp.send();</text:p>
      <text:p text:style-name="P7">}</text:p>
      <text:p text:style-name="P7"/>
      <text:p text:style-name="P7"/>
      <text:p text:style-name="P7">// example amazon urls for testing purposes</text:p>
      <text:p text:style-name="P7">function saveNew(test){</text:p>
      <text:p text:style-name="P7"><text:tab/>// {"urlhere": "18.95"}</text:p>
      <text:p text:style-name="P7"><text:tab/>// only one at a time for now</text:p>
      <text:p text:style-name="P7"/>
      <text:p text:style-name="P7"><text:tab/>chrome.storage.sync.get({"AmazonURLS": {}}, function(data){</text:p>
      <text:p text:style-name="P7"><text:tab/><text:tab/></text:p>
      <text:p text:style-name="P7"><text:soft-page-break/><text:tab/><text:tab/>console.log(Object.keys(data.AmazonURLS));</text:p>
      <text:p text:style-name="P7"/>
      <text:p text:style-name="P7"><text:tab/><text:tab/>console.log(Object.keys(test)[0]);</text:p>
      <text:p text:style-name="P7"/>
      <text:p text:style-name="P7"><text:tab/><text:tab/>// save unique urls</text:p>
      <text:p text:style-name="P7"><text:tab/><text:tab/>if(Object.keys(test)[0] in data.AmazonURLS){</text:p>
      <text:p text:style-name="P7"><text:tab/><text:tab/><text:tab/></text:p>
      <text:p text:style-name="P7"><text:tab/><text:tab/><text:tab/>console.log("URL already stored.");</text:p>
      <text:p text:style-name="P7"><text:tab/><text:tab/><text:tab/>for (let key in test){</text:p>
      <text:p text:style-name="P7"><text:tab/><text:tab/><text:tab/><text:tab/>let tempPrice = test[key];</text:p>
      <text:p text:style-name="P7"><text:tab/><text:tab/><text:tab/><text:tab/>console.log("Temp price is " + tempPrice);</text:p>
      <text:p text:style-name="P7"><text:tab/><text:tab/><text:tab/><text:tab/>let tempUrl = key;</text:p>
      <text:p text:style-name="P7"><text:tab/><text:tab/><text:tab/><text:tab/>console.log("Temp url is " + tempUrl);</text:p>
      <text:p text:style-name="P7"><text:tab/><text:tab/><text:tab/><text:tab/>comparePrice(tempUrl, tempPrice);</text:p>
      <text:p text:style-name="P7"><text:tab/><text:tab/><text:tab/>}</text:p>
      <text:p text:style-name="P7"/>
      <text:p text:style-name="P7"><text:tab/><text:tab/>} else {</text:p>
      <text:p text:style-name="P7"><text:tab/><text:tab/></text:p>
      <text:p text:style-name="P7"><text:tab/><text:tab/><text:tab/>for(var key in test){</text:p>
      <text:p text:style-name="P7"><text:tab/><text:tab/><text:tab/><text:tab/>let value = test[key];</text:p>
      <text:p text:style-name="P7"><text:tab/><text:tab/><text:tab/><text:tab/></text:p>
      <text:p text:style-name="P7"><text:tab/><text:tab/><text:tab/><text:tab/>let newData = data.AmazonURLS;</text:p>
      <text:p text:style-name="P7"><text:tab/><text:tab/><text:tab/></text:p>
      <text:p text:style-name="P7"><text:tab/><text:tab/><text:tab/><text:tab/>// add the new value to data</text:p>
      <text:p text:style-name="P7"><text:tab/><text:tab/><text:tab/><text:tab/>newData[key] = value;</text:p>
      <text:p text:style-name="P7"><text:tab/><text:tab/><text:tab/><text:tab/>chrome.storage.sync.set({"AmazonURLS": newData});</text:p>
      <text:p text:style-name="P7"><text:tab/><text:tab/><text:tab/><text:tab/></text:p>
      <text:p text:style-name="P7"><text:tab/><text:tab/><text:tab/>}</text:p>
      <text:p text:style-name="P7"><text:tab/><text:tab/>}</text:p>
      <text:p text:style-name="P7"/>
      <text:p text:style-name="P7"><text:tab/>});</text:p>
      <text:p text:style-name="P7">}</text:p>
      <text:p text:style-name="P7"/>
      <text:p text:style-name="P7">// compares old amazon price with the new amazon price and then saves new price if it is lower.</text:p>
      <text:p text:style-name="P7">function comparePrice(url, newPrice){</text:p>
      <text:p text:style-name="P7"/>
      <text:p text:style-name="P7"><text:tab/>chrome.storage.sync.get({"AmazonURLS": {}}, function(data){</text:p>
      <text:p text:style-name="P7"><text:tab/><text:tab/></text:p>
      <text:p text:style-name="P7"><text:tab/><text:tab/>if (url in data.AmazonURLS){</text:p>
      <text:p text:style-name="P7"><text:tab/><text:tab/><text:tab/>// make saved price a float</text:p>
      <text:p text:style-name="P7"><text:tab/><text:tab/><text:tab/>let oldPrice = data.AmazonURLS[url];</text:p>
      <text:p text:style-name="P7"><text:tab/><text:tab/><text:tab/>console.log("The old price is " + oldPrice);</text:p>
      <text:p text:style-name="P7"><text:tab/><text:tab/><text:tab/>if(newPrice &lt; oldPrice){</text:p>
      <text:p text:style-name="P7"><text:tab/><text:tab/><text:tab/><text:tab/></text:p>
      <text:p text:style-name="P7"><text:tab/><text:tab/><text:tab/><text:tab/>//update new price</text:p>
      <text:p text:style-name="P7"><text:tab/><text:tab/><text:tab/><text:tab/>let newData = data.AmazonURLS;</text:p>
      <text:p text:style-name="P7"><text:tab/><text:tab/><text:tab/><text:tab/>newData[url] = newPrice;</text:p>
      <text:p text:style-name="P7"><text:soft-page-break/></text:p>
      <text:p text:style-name="P7"><text:tab/><text:tab/><text:tab/><text:tab/>//notification of new deal</text:p>
      <text:p text:style-name="P7"><text:tab/><text:tab/><text:tab/><text:tab/>//chrome.browserAction.setBadgeText({text: "!"});</text:p>
      <text:p text:style-name="P7"><text:tab/><text:tab/><text:tab/><text:tab/>//alert('price change friendo');</text:p>
      <text:p text:style-name="P7"/>
      <text:p text:style-name="P7"><text:tab/><text:tab/><text:tab/><text:tab/>// fun stuff</text:p>
      <text:p text:style-name="P7"><text:tab/><text:tab/><text:tab/><text:tab/></text:p>
      <text:p text:style-name="P7"><text:tab/><text:tab/><text:tab/><text:tab/>let notify = confirm("There has been a new deal detected! <text:s/>Price drop from " + oldPrice + " to " + newPrice + ". <text:s/>Do you want to view product?");</text:p>
      <text:p text:style-name="P7"><text:tab/><text:tab/><text:tab/><text:tab/>if (notify == true){</text:p>
      <text:p text:style-name="P7"><text:tab/><text:tab/><text:tab/><text:tab/><text:tab/>chrome.tabs.create({url:url});</text:p>
      <text:p text:style-name="P7"><text:tab/><text:tab/><text:tab/><text:tab/>}</text:p>
      <text:p text:style-name="P7"/>
      <text:p text:style-name="P7"><text:tab/><text:tab/><text:tab/><text:tab/>chrome.storage.sync.set({ "AmazonURLS" : newData });</text:p>
      <text:p text:style-name="P7"><text:tab/><text:tab/><text:tab/><text:tab/></text:p>
      <text:p text:style-name="P7"><text:tab/><text:tab/><text:tab/><text:tab/></text:p>
      <text:p text:style-name="P7"><text:tab/><text:tab/><text:tab/><text:tab/>// check that save worked</text:p>
      <text:p text:style-name="P7"><text:tab/><text:tab/><text:tab/><text:tab/>chrome.storage.sync.get({"AmazonURLS": {}}, function(data){</text:p>
      <text:p text:style-name="P7"><text:tab/><text:tab/><text:tab/><text:tab/><text:tab/>console.log(data.AmazonURLS);</text:p>
      <text:p text:style-name="P7"><text:tab/><text:tab/><text:tab/><text:tab/>});</text:p>
      <text:p text:style-name="P7"><text:tab/><text:tab/><text:tab/><text:tab/></text:p>
      <text:p text:style-name="P7"><text:tab/><text:tab/><text:tab/><text:tab/></text:p>
      <text:p text:style-name="P7"/>
      <text:p text:style-name="P7"><text:tab/><text:tab/><text:tab/>} else {</text:p>
      <text:p text:style-name="P7"><text:tab/><text:tab/><text:tab/><text:tab/>console.log("no price change for " + url);</text:p>
      <text:p text:style-name="P7"><text:tab/><text:tab/><text:tab/><text:tab/>//TESTING</text:p>
      <text:p text:style-name="P7"><text:tab/><text:tab/><text:tab/><text:tab/>//loadUrls();</text:p>
      <text:p text:style-name="P7"><text:tab/><text:tab/><text:tab/>}</text:p>
      <text:p text:style-name="P7"/>
      <text:p text:style-name="P7"/>
      <text:p text:style-name="P7"><text:tab/><text:tab/>} else {</text:p>
      <text:p text:style-name="P7"><text:tab/><text:tab/><text:tab/>console.log("There is no saved history of tracking " + url);</text:p>
      <text:p text:style-name="P7"><text:tab/><text:tab/>}</text:p>
      <text:p text:style-name="P7"><text:tab/>});</text:p>
      <text:p text:style-name="P7"/>
      <text:p text:style-name="P7">}</text:p>
      <text:p text:style-name="P7"/>
      <text:p text:style-name="P7"/>
      <text:p text:style-name="P7"/>
      <text:p text:style-name="P7"/>
      <text:p text:style-name="P7"/>
      <text:p text:style-name="P7"/>
      <text:p text:style-name="P7">// Load saved urls</text:p>
      <text:p text:style-name="P7"/>
      <text:p text:style-name="P7">function loadUrls(){</text:p>
      <text:p text:style-name="P7"><text:tab/>chrome.storage.sync.get({"AmazonURLS": {}}, function(data){</text:p>
      <text:p text:style-name="P7"><text:tab/><text:tab/>let keyLength = Object.keys(data.AmazonURLS).length;</text:p>
      <text:p text:style-name="P7"><text:tab/><text:tab/>console.log(data.AmazonURLS); </text:p>
      <text:p text:style-name="P7"><text:soft-page-break/><text:tab/><text:tab/>// loop through array</text:p>
      <text:p text:style-name="P7"><text:tab/><text:tab/>for(let key in data.AmazonURLS){</text:p>
      <text:p text:style-name="P7"><text:tab/><text:tab/><text:tab/>// check price for each url</text:p>
      <text:p text:style-name="P7"><text:tab/><text:tab/><text:tab/>scrapePage(key);</text:p>
      <text:p text:style-name="P7"><text:tab/><text:tab/>}</text:p>
      <text:p text:style-name="P7"/>
      <text:p text:style-name="P7"><text:tab/>});</text:p>
      <text:p text:style-name="P7">}</text:p>
      <text:p text:style-name="P7"/>
      <text:p text:style-name="P7"/>
      <text:p text:style-name="P7"/>
      <text:p text:style-name="P7"/>
      <text:p text:style-name="P7">// GRAB TAB URL</text:p>
      <text:p text:style-name="P7">chrome.extension.onConnect.addListener(function(port){</text:p>
      <text:p text:style-name="P7"><text:tab/>console.log("Message recieved. <text:s/>Sending response.");</text:p>
      <text:p text:style-name="P7"/>
      <text:p text:style-name="P7"><text:tab/>port.onMessage.addListener(function(msg){</text:p>
      <text:p text:style-name="P7"><text:tab/><text:tab/>if (msg == "TABURL"){</text:p>
      <text:p text:style-name="P7"/>
      <text:p text:style-name="P7"/>
      <text:p text:style-name="P7"><text:tab/><text:tab/><text:tab/>// initialize variable to hold the url in this context</text:p>
      <text:p text:style-name="P7"><text:tab/><text:tab/><text:tab/>let tabURL = "";</text:p>
      <text:p text:style-name="P7"/>
      <text:p text:style-name="P7"><text:tab/><text:tab/><text:tab/>chrome.tabs.query({lastFocusedWindow: true, active: true}, function(tabs){</text:p>
      <text:p text:style-name="P7"><text:tab/><text:tab/><text:tab/><text:tab/>// test if url can be retrieved</text:p>
      <text:p text:style-name="P7"><text:tab/><text:tab/><text:tab/><text:tab/>if(tabs[0].url != undefined){</text:p>
      <text:p text:style-name="P7"><text:tab/><text:tab/><text:tab/><text:tab/><text:tab/>console.log(tabs[0].url);</text:p>
      <text:p text:style-name="P7"><text:tab/><text:tab/><text:tab/><text:tab/><text:tab/>tabURL = tabs[0].url;</text:p>
      <text:p text:style-name="P7"><text:tab/><text:tab/><text:tab/><text:tab/></text:p>
      <text:p text:style-name="P7"><text:tab/><text:tab/><text:tab/><text:tab/><text:tab/>// do stuff with this new data</text:p>
      <text:p text:style-name="P7"><text:tab/><text:tab/><text:tab/><text:tab/><text:tab/>if (tabURL.startsWith("https://www.amazon.com/")){</text:p>
      <text:p text:style-name="P7"><text:tab/><text:tab/><text:tab/><text:tab/><text:tab/><text:tab/>console.log("Amazon Link Recieved.");</text:p>
      <text:p text:style-name="P7"><text:tab/><text:tab/><text:tab/><text:tab/><text:tab/><text:tab/>scrapePage(tabURL);</text:p>
      <text:p text:style-name="P7"><text:tab/><text:tab/><text:tab/><text:tab/><text:tab/>} else {</text:p>
      <text:p text:style-name="P7"><text:tab/><text:tab/><text:tab/><text:tab/><text:tab/><text:tab/>console.log("NON-AMAZON LINK.");</text:p>
      <text:p text:style-name="P7"><text:tab/><text:tab/><text:tab/><text:tab/><text:tab/><text:tab/>// return err msg;</text:p>
      <text:p text:style-name="P7"><text:tab/><text:tab/><text:tab/><text:tab/><text:tab/><text:tab/>alert("Sorry this is a non-amazon page so I can't track this product.")</text:p>
      <text:p text:style-name="P7"><text:tab/><text:tab/><text:tab/><text:tab/><text:tab/><text:tab/>port.postMessage("NONAMAZON");</text:p>
      <text:p text:style-name="P7"><text:tab/><text:tab/><text:tab/><text:tab/><text:tab/>}</text:p>
      <text:p text:style-name="P7"><text:tab/><text:tab/><text:tab/><text:tab/>}<text:tab/></text:p>
      <text:p text:style-name="P7"><text:tab/><text:tab/><text:tab/>});</text:p>
      <text:p text:style-name="P7"/>
      <text:p text:style-name="P7"><text:tab/><text:tab/><text:tab/></text:p>
      <text:p text:style-name="P7"><text:tab/><text:tab/>}</text:p>
      <text:p text:style-name="P7"><text:tab/>});</text:p>
      <text:p text:style-name="P7"/>
      <text:p text:style-name="P8"><text:soft-page-break/><text:span text:style-name="T1">});</text:span></text:p>
      <text:p text:style-name="P9"/>
      <text:p text:style-name="P2"><text:span text:style-name="T5">manifest.json:</text:span><text:line-break/>{</text:p>
      <text:p text:style-name="P2"><text:tab/>"name": "Amazon Price Tracker",</text:p>
      <text:p text:style-name="P2"><text:tab/>"version": "1.0",</text:p>
      <text:p text:style-name="P2"><text:tab/>"description": "Tracks Amazon Product Prices",</text:p>
      <text:p text:style-name="P2"><text:tab/>"manifest_version": 2,</text:p>
      <text:p text:style-name="P2"><text:tab/>"background": {</text:p>
      <text:p text:style-name="P2"><text:tab/><text:tab/>"persistent": false,</text:p>
      <text:p text:style-name="P2"><text:tab/><text:tab/>"scripts":["background.js"]</text:p>
      <text:p text:style-name="P2"><text:tab/>},</text:p>
      <text:p text:style-name="P2"><text:tab/>"browser_action": {</text:p>
      <text:p text:style-name="P2"><text:tab/><text:tab/>"default_popup": "popup.html",</text:p>
      <text:p text:style-name="P2"><text:tab/><text:tab/>"default_title": "Track Amazon Products!"</text:p>
      <text:p text:style-name="P2"><text:tab/>},</text:p>
      <text:p text:style-name="P2"><text:tab/>"icons": {</text:p>
      <text:p text:style-name="P2"><text:tab/><text:tab/>"32": "images/logoA32.png",</text:p>
      <text:p text:style-name="P2"><text:tab/><text:tab/>"48": "images/logoA48.png",</text:p>
      <text:p text:style-name="P2"><text:tab/><text:tab/>"128": "images/logoA128.png"</text:p>
      <text:p text:style-name="P2"><text:tab/>},</text:p>
      <text:p text:style-name="P2"><text:tab/>"permissions": [</text:p>
      <text:p text:style-name="P2"><text:tab/><text:tab/>"storage",</text:p>
      <text:p text:style-name="P2"><text:tab/><text:tab/>"tabs",</text:p>
      <text:p text:style-name="P2"><text:tab/><text:tab/>"&lt;all_urls&gt;"</text:p>
      <text:p text:style-name="P2"><text:tab/>]</text:p>
      <text:p text:style-name="P2">}</text:p>
      <text:p text:style-name="P2"/>
      <text:p text:style-name="P3">popup.css</text:p>
      <text:p text:style-name="P2">/*</text:p>
      <text:p text:style-name="P2">==============================</text:p>
      <text:p text:style-name="P2">= Amazon Tracker Style Sheet =</text:p>
      <text:p text:style-name="P2">==============================</text:p>
      <text:p text:style-name="P2">====== By Milan Donhowe ======</text:p>
      <text:p text:style-name="P2">==============================</text:p>
      <text:p text:style-name="P2">*/</text:p>
      <text:p text:style-name="P2"/>
      <text:p text:style-name="P2"/>
      <text:p text:style-name="P2"/>
      <text:p text:style-name="P2">/*</text:p>
      <text:p text:style-name="P2">====================</text:p>
      <text:p text:style-name="P2">= Page-Wide Styles =</text:p>
      <text:p text:style-name="P2">====================</text:p>
      <text:p text:style-name="P2">*/</text:p>
      <text:p text:style-name="P2"/>
      <text:p text:style-name="P2">* {</text:p>
      <text:p text:style-name="P2"><text:s text:c="4"/>font-family: 'Lato', sans-serif;</text:p>
      <text:p text:style-name="P2"><text:soft-page-break/><text:s text:c="4"/>font-size:130%;</text:p>
      <text:p text:style-name="P2"><text:s text:c="4"/>text-align:center;</text:p>
      <text:p text:style-name="P2"><text:s text:c="4"/>font-weight: bold;</text:p>
      <text:p text:style-name="P2"><text:s text:c="4"/>color:#000;</text:p>
      <text:p text:style-name="P2"><text:s text:c="4"/>/*background-color: hsl(61, 100%, 50%);background-color: rgba(244, 188, 66, 0.8);*/</text:p>
      <text:p text:style-name="P2"><text:s text:c="4"/>background-color:#f7f7f7;</text:p>
      <text:p text:style-name="P2"><text:s text:c="4"/>padding:0px;</text:p>
      <text:p text:style-name="P2"><text:s text:c="4"/>margin:0px;</text:p>
      <text:p text:style-name="P2"><text:s text:c="4"/>/*was 180px*/</text:p>
      <text:p text:style-name="P2"><text:s text:c="4"/>width:180px;</text:p>
      <text:p text:style-name="P2">}</text:p>
      <text:p text:style-name="P2">/*</text:p>
      <text:p text:style-name="P2">=================</text:p>
      <text:p text:style-name="P2">= Button Styles =</text:p>
      <text:p text:style-name="P2">=================</text:p>
      <text:p text:style-name="P2">*/</text:p>
      <text:p text:style-name="P2">.btn{</text:p>
      <text:p text:style-name="P2"><text:s text:c="4"/>border: 0px;</text:p>
      <text:p text:style-name="P2"><text:s text:c="4"/>border-top:0px black dashed;</text:p>
      <text:p text:style-name="P2"><text:s text:c="4"/>border-bottom:0px black dashed;</text:p>
      <text:p text:style-name="P2"><text:s text:c="4"/>margin-top:10px;</text:p>
      <text:p text:style-name="P2"><text:s text:c="4"/>width:60%;</text:p>
      <text:p text:style-name="P2"><text:s text:c="4"/>background-color:rgba(244, 188, 66, 0.8);</text:p>
      <text:p text:style-name="P2"><text:s text:c="4"/>border-radius:6px;</text:p>
      <text:p text:style-name="P2"><text:s text:c="4"/>text-align:center;</text:p>
      <text:p text:style-name="P2"><text:s text:c="4"/>color:#000;</text:p>
      <text:p text:style-name="P2"><text:s text:c="4"/>letter-spacing:0.02em;</text:p>
      <text:p text:style-name="P2">}</text:p>
      <text:p text:style-name="P2">.btn:hover{</text:p>
      <text:p text:style-name="P2"><text:s text:c="4"/>background: #e8c476;</text:p>
      <text:p text:style-name="P2"><text:s text:c="4"/>color:#fff;</text:p>
      <text:p text:style-name="P2">}</text:p>
      <text:p text:style-name="P2"/>
      <text:p text:style-name="P2">/*</text:p>
      <text:p text:style-name="P2">=====================</text:p>
      <text:p text:style-name="P2">= Header Tag Styles =</text:p>
      <text:p text:style-name="P2">=====================</text:p>
      <text:p text:style-name="P2">*/</text:p>
      <text:p text:style-name="P2"/>
      <text:p text:style-name="P2">h1 {</text:p>
      <text:p text:style-name="P2"><text:s text:c="4"/>color:#000000;</text:p>
      <text:p text:style-name="P2"><text:s text:c="4"/>background-color:#FFFFFF;</text:p>
      <text:p text:style-name="P2"><text:s text:c="4"/>font-display: bold;</text:p>
      <text:p text:style-name="P2"><text:s text:c="4"/>text-decoration: none;</text:p>
      <text:p text:style-name="P2">}</text:p>
      <text:p text:style-name="P2"/>
      <text:p text:style-name="P2">h2{</text:p>
      <text:p text:style-name="P2"><text:s text:c="4"/>border-top:0px black dashed;</text:p>
      <text:p text:style-name="P2"><text:soft-page-break/><text:s text:c="4"/>padding:2px;</text:p>
      <text:p text:style-name="P2"><text:s text:c="4"/>margin-top:20px;</text:p>
      <text:p text:style-name="P2"><text:s text:c="4"/>font-size:10px;</text:p>
      <text:p text:style-name="P2"><text:s text:c="4"/>background-color:#FFFFFF;</text:p>
      <text:p text:style-name="P2">}</text:p>
      <text:p text:style-name="P2"/>
      <text:p text:style-name="P2">h6 {</text:p>
      <text:p text:style-name="P2"><text:s text:c="4"/>font-size:9px;</text:p>
      <text:p text:style-name="P2"><text:s text:c="4"/>background-color:#FFFFFF;</text:p>
      <text:p text:style-name="P2">}</text:p>
      <text:p text:style-name="P2"/>
      <text:p text:style-name="P2"/>
      <text:p text:style-name="P2"/>
      <text:p text:style-name="P2">/*</text:p>
      <text:p text:style-name="P2">================</text:p>
      <text:p text:style-name="P2">= Table Styles =</text:p>
      <text:p text:style-name="P2">================</text:p>
      <text:p text:style-name="P2">*/</text:p>
      <text:p text:style-name="P2"/>
      <text:p text:style-name="P2"/>
      <text:p text:style-name="P2">/*NOTE TABLE styles are mostly controlled by inline stylesheet for products.html*/</text:p>
      <text:p text:style-name="P2">td{</text:p>
      <text:p text:style-name="P2"><text:s text:c="4"/>font-size:9px;</text:p>
      <text:p text:style-name="P2"><text:s text:c="4"/>border:1px black solid;</text:p>
      <text:p text:style-name="P2">}</text:p>
      <text:p text:style-name="P2"/>
      <text:p text:style-name="P2">a {</text:p>
      <text:p text:style-name="P2"><text:s text:c="4"/>font-size:inherit;</text:p>
      <text:p text:style-name="P2">}</text:p>
      <text:p text:style-name="P2"/>
      <text:p text:style-name="P3">popup.html</text:p>
      <text:p text:style-name="P2">&lt;!DOCTYPE HTML&gt;</text:p>
      <text:p text:style-name="P2"/>
      <text:p text:style-name="P2">&lt;html&gt;</text:p>
      <text:p text:style-name="P2"/>
      <text:p text:style-name="P2">&lt;head&gt;</text:p>
      <text:p text:style-name="P2"><text:s text:c="4"/>&lt;title&gt;Amazon Price Tracker&lt;/title&gt;</text:p>
      <text:p text:style-name="P2"><text:s text:c="4"/>&lt;link type="text/css" rel="stylesheet" href="popup.css"&gt;</text:p>
      <text:p text:style-name="P2"><text:s text:c="4"/>&lt;link href="https://fonts.googleapis.com/css?family=Lato" rel="stylesheet"&gt;</text:p>
      <text:p text:style-name="P2">&lt;/head&gt;</text:p>
      <text:p text:style-name="P2"/>
      <text:p text:style-name="P2">&lt;body&gt;</text:p>
      <text:p text:style-name="P2"><text:s text:c="3"/></text:p>
      <text:p text:style-name="P2"><text:s text:c="4"/>&lt;h1&gt;Amazon Price Tracker&lt;/h1&gt;</text:p>
      <text:p text:style-name="P2"><text:s text:c="3"/></text:p>
      <text:p text:style-name="P2"><text:s text:c="4"/>&lt;a href="products.html"&gt;&lt;button class="btn" id="load"&gt;Check Saved Products&lt;/button&gt;&lt;/a&gt;</text:p>
      <text:p text:style-name="P2"><text:soft-page-break/><text:s text:c="4"/>&lt;button class="btn" id="save"&gt;Save This Product&lt;/button&gt;</text:p>
      <text:p text:style-name="P2"/>
      <text:p text:style-name="P2"/>
      <text:p text:style-name="P2"><text:s text:c="4"/>&lt;script src="popup.js"&gt;&lt;/script&gt;</text:p>
      <text:p text:style-name="P2"/>
      <text:p text:style-name="P2"><text:s text:c="4"/>&lt;h2&gt;Extension By &lt;a href="https://github.com/MilanDonhowe" target="_blank"&gt;Milan Donhowe&lt;/a&gt; 2018&lt;/h2&gt;</text:p>
      <text:p text:style-name="P2"/>
      <text:p text:style-name="P2">&lt;/body&gt;</text:p>
      <text:p text:style-name="P2"/>
      <text:p text:style-name="P2">&lt;/html&gt;</text:p>
      <text:p text:style-name="P2"/>
      <text:p text:style-name="P3">popup.js</text:p>
      <text:p text:style-name="P6">/*</text:p>
      <text:p text:style-name="P6">==============================</text:p>
      <text:p text:style-name="P6">=====- Popup.js script =======</text:p>
      <text:p text:style-name="P6">==============================</text:p>
      <text:p text:style-name="P6">====== By Milan Donhowe ======</text:p>
      <text:p text:style-name="P6">==============================</text:p>
      <text:p text:style-name="P6">*/</text:p>
      <text:p text:style-name="P6"/>
      <text:p text:style-name="P6"/>
      <text:p text:style-name="P6">'use strict';</text:p>
      <text:p text:style-name="P6"/>
      <text:p text:style-name="P6">window.onload = function(){</text:p>
      <text:p text:style-name="P6"/>
      <text:p text:style-name="P6"><text:s text:c="4"/>// attach functions to buttons on HTML</text:p>
      <text:p text:style-name="P6"><text:s text:c="4"/>var loadListen = document.getElementById("load").addEventListener('click', loadUrls);</text:p>
      <text:p text:style-name="P6"><text:s text:c="4"/>var saveListen = document.getElementById("save").addEventListener('click', savePage);</text:p>
      <text:p text:style-name="P6"><text:s text:c="7"/></text:p>
      <text:p text:style-name="P6"/>
      <text:p text:style-name="P6">}</text:p>
      <text:p text:style-name="P6"/>
      <text:p text:style-name="P6"/>
      <text:p text:style-name="P6">let loadUrls = () =&gt; {</text:p>
      <text:p text:style-name="P6"><text:s text:c="4"/>// load saved urls and iterate through them</text:p>
      <text:p text:style-name="P6"><text:s text:c="4"/>console.log("loadUrls called");</text:p>
      <text:p text:style-name="P6">}</text:p>
      <text:p text:style-name="P6"/>
      <text:p text:style-name="P6">let savePage = () =&gt; {</text:p>
      <text:p text:style-name="P6"><text:s text:c="4"/>// get the current page, check if amazon product and if price is extractable.</text:p>
      <text:p text:style-name="P6"><text:s text:c="4"/>console.log("savePage called");</text:p>
      <text:p text:style-name="P6"><text:s text:c="4"/></text:p>
      <text:p text:style-name="P6"><text:s text:c="4"/>let tabURL = "loading...";</text:p>
      <text:p text:style-name="P6"/>
      <text:p text:style-name="P6"><text:s text:c="4"/>// ask background.js to do the heavily lifting</text:p>
      <text:p text:style-name="P6"/>
      <text:p text:style-name="P6"><text:soft-page-break/><text:s text:c="4"/>let port = chrome.extension.connect({</text:p>
      <text:p text:style-name="P6"><text:s text:c="8"/>name: "Get Current Tab URL"</text:p>
      <text:p text:style-name="P6"><text:s text:c="4"/>});</text:p>
      <text:p text:style-name="P6"/>
      <text:p text:style-name="P6"/>
      <text:p text:style-name="P6"/>
      <text:p text:style-name="P6"><text:s text:c="4"/>port.postMessage("TABURL");</text:p>
      <text:p text:style-name="P6"><text:s text:c="4"/>port.onMessage.addListener(function(msg){</text:p>
      <text:p text:style-name="P6"><text:s text:c="8"/>console.log("Message recieved:" + msg);</text:p>
      <text:p text:style-name="P6"><text:s text:c="8"/>tabURL = msg;</text:p>
      <text:p text:style-name="P6"><text:s text:c="8"/>// switch case for future expandability</text:p>
      <text:p text:style-name="P6"><text:s text:c="8"/>switch(msg){</text:p>
      <text:p text:style-name="P6"><text:s text:c="12"/>case "NONAMAZON":</text:p>
      <text:p text:style-name="P6"><text:s text:c="16"/>console.log("ERROR: Page not amazon.");</text:p>
      <text:p text:style-name="P6"><text:s text:c="16"/>break;</text:p>
      <text:p text:style-name="P6"><text:s text:c="8"/>}</text:p>
      <text:p text:style-name="P6"><text:s text:c="8"/></text:p>
      <text:p text:style-name="P6"><text:s text:c="4"/>});</text:p>
      <text:p text:style-name="P6"/>
      <text:p text:style-name="P6"/>
      <text:p text:style-name="P6">}</text:p>
      <text:p text:style-name="P4">products.html</text:p>
      <text:p text:style-name="P6">&lt;!DOCTYPE HTML&gt;</text:p>
      <text:p text:style-name="P6"/>
      <text:p text:style-name="P6">&lt;html&gt;</text:p>
      <text:p text:style-name="P6"/>
      <text:p text:style-name="P6">&lt;head&gt;</text:p>
      <text:p text:style-name="P6"/>
      <text:p text:style-name="P6"><text:s text:c="4"/>&lt;title&gt;Amazon Price Tracker&lt;/title&gt;</text:p>
      <text:p text:style-name="P6"/>
      <text:p text:style-name="P6"><text:s text:c="4"/>&lt;link type="text/css" rel="stylesheet" href="popup.css"&gt;</text:p>
      <text:p text:style-name="P6"/>
      <text:p text:style-name="P6"><text:s text:c="4"/>&lt;link href="https://fonts.googleapis.com/css?family=Lato" rel="stylesheet"&gt;</text:p>
      <text:p text:style-name="P6"/>
      <text:p text:style-name="P6"><text:s text:c="4"/>&lt;style&gt;</text:p>
      <text:p text:style-name="P6"><text:s text:c="6"/></text:p>
      <text:p text:style-name="P6"><text:s text:c="6"/>/*</text:p>
      <text:p text:style-name="P6"><text:s text:c="6"/>===================================</text:p>
      <text:p text:style-name="P6"><text:s text:c="6"/>= Listening page specific styling =</text:p>
      <text:p text:style-name="P6"><text:s text:c="6"/>===================================</text:p>
      <text:p text:style-name="P6"><text:s text:c="6"/>*/</text:p>
      <text:p text:style-name="P6"><text:s text:c="6"/></text:p>
      <text:p text:style-name="P6"><text:s text:c="6"/>html {</text:p>
      <text:p text:style-name="P6"><text:s text:c="10"/>width: 200%;</text:p>
      <text:p text:style-name="P6"><text:s text:c="6"/>}</text:p>
      <text:p text:style-name="P6"><text:s text:c="4"/></text:p>
      <text:p text:style-name="P6"><text:s text:c="6"/>td {</text:p>
      <text:p text:style-name="P6"><text:soft-page-break/><text:s text:c="7"/>width: 150%;</text:p>
      <text:p text:style-name="P6"><text:s text:c="7"/>font-size: 20px; </text:p>
      <text:p text:style-name="P6"><text:s text:c="6"/>}</text:p>
      <text:p text:style-name="P6"/>
      <text:p text:style-name="P6"><text:s text:c="6"/>.del {</text:p>
      <text:p text:style-name="P6"><text:s text:c="10"/>color:red;</text:p>
      <text:p text:style-name="P6"><text:s text:c="6"/>}</text:p>
      <text:p text:style-name="P6"/>
      <text:p text:style-name="P6"><text:s text:c="6"/>.del:hover{</text:p>
      <text:p text:style-name="P6"><text:s text:c="10"/>color:blue;</text:p>
      <text:p text:style-name="P6"><text:s text:c="10"/>background-color:red;</text:p>
      <text:p text:style-name="P6"><text:s text:c="6"/>}</text:p>
      <text:p text:style-name="P6"/>
      <text:p text:style-name="P6"><text:s text:c="4"/>&lt;/style&gt;</text:p>
      <text:p text:style-name="P6">&lt;/head&gt;</text:p>
      <text:p text:style-name="P6"/>
      <text:p text:style-name="P6">&lt;body&gt;</text:p>
      <text:p text:style-name="P6"><text:s text:c="3"/></text:p>
      <text:p text:style-name="P6"><text:s text:c="4"/>&lt;h1&gt;Amazon Price Tracker&lt;/h1&gt;</text:p>
      <text:p text:style-name="P6"><text:s text:c="4"/>&lt;h3&gt;Products Listing&lt;/h3&gt;</text:p>
      <text:p text:style-name="P6"><text:s text:c="4"/>&lt;div id="productList"&gt;</text:p>
      <text:p text:style-name="P6"><text:s text:c="8"/>&lt;table id="table"&gt;&lt;/table&gt;</text:p>
      <text:p text:style-name="P6"><text:s text:c="4"/>&lt;/div&gt;</text:p>
      <text:p text:style-name="P6"/>
      <text:p text:style-name="P6"><text:s text:c="4"/>&lt;a href="popup.html"&gt;&lt;button class="btn"&gt;Back&lt;/button&gt;&lt;/a&gt;</text:p>
      <text:p text:style-name="P6"><text:s text:c="4"/>&lt;h2&gt;Extension By Milan Donhowe 2018&lt;/h2&gt;</text:p>
      <text:p text:style-name="P6"/>
      <text:p text:style-name="P6"><text:s text:c="4"/>&lt;script src="products.js"&gt;&lt;/script&gt;</text:p>
      <text:p text:style-name="P6">&lt;/body&gt;</text:p>
      <text:p text:style-name="P6"/>
      <text:p text:style-name="P6">&lt;/html&gt;</text:p>
      <text:p text:style-name="P6"/>
      <text:p text:style-name="P4">products.js</text:p>
      <text:p text:style-name="P6">/*</text:p>
      <text:p text:style-name="P6">==============================</text:p>
      <text:p text:style-name="P6">===== Product.js script ======</text:p>
      <text:p text:style-name="P6">==============================</text:p>
      <text:p text:style-name="P6">====== By Milan Donhowe ======</text:p>
      <text:p text:style-name="P6">==============================</text:p>
      <text:p text:style-name="P6">*/</text:p>
      <text:p text:style-name="P6"/>
      <text:p text:style-name="P6"/>
      <text:p text:style-name="P6"/>
      <text:p text:style-name="P6">// Loads saved urls</text:p>
      <text:p text:style-name="P6">window.onload = function(){</text:p>
      <text:p text:style-name="P6"/>
      <text:p text:style-name="P6"><text:s text:c="4"/>//var table = Document.createElement('p');</text:p>
      <text:p text:style-name="P6"><text:soft-page-break/></text:p>
      <text:p text:style-name="P6"><text:s text:c="4"/>chrome.storage.sync.get({"AmazonURLS": []}, function(data){</text:p>
      <text:p text:style-name="P6"><text:s text:c="8"/></text:p>
      <text:p text:style-name="P6"><text:s text:c="8"/>for ( let i in Object.keys(data.AmazonURLS) ){</text:p>
      <text:p text:style-name="P6"><text:s text:c="8"/></text:p>
      <text:p text:style-name="P6"><text:s text:c="12"/>let url = Object.keys(data.AmazonURLS)[i];</text:p>
      <text:p text:style-name="P6"><text:s text:c="12"/>let price = data.AmazonURLS[Object.keys(data.AmazonURLS)[i]];</text:p>
      <text:p text:style-name="P6"><text:s text:c="12"/></text:p>
      <text:p text:style-name="P6"><text:s text:c="12"/></text:p>
      <text:p text:style-name="P6"><text:s text:c="12"/>// regex recipe:</text:p>
      <text:p text:style-name="P6"><text:s text:c="12"/>var findName = /(?&lt;=www.amazon.com\/)\w*/</text:p>
      <text:p text:style-name="P6"/>
      <text:p text:style-name="P6"><text:s text:c="12"/>let name = url.match(findName);</text:p>
      <text:p text:style-name="P6"><text:s text:c="12"/>let newHTML = "&lt;tbody&gt; " + "&lt;tr&gt;&lt;td&gt;&lt;a href=" + url + " target='_blank'&gt;" + String(name) + "&lt;/a&gt;&lt;/td&gt;" + "&lt;td&gt;" + String(price) + "&lt;/td&gt;&lt;td class='del'&gt;X&lt;/td&gt;&lt;/tr&gt;&lt;/tbody&gt;";</text:p>
      <text:p text:style-name="P6"><text:s text:c="12"/>let listing = document.getElementById('table').innerHTML += newHTML;</text:p>
      <text:p text:style-name="P6"/>
      <text:p text:style-name="P6"><text:s text:c="8"/>}</text:p>
      <text:p text:style-name="P6"/>
      <text:p text:style-name="P6"/>
      <text:p text:style-name="P6"><text:s text:c="8"/>//add event listeners to delete them!</text:p>
      <text:p text:style-name="P6"/>
      <text:p text:style-name="P6"/>
      <text:p text:style-name="P6"><text:s text:c="8"/>let listRows = document.getElementsByClassName('del');</text:p>
      <text:p text:style-name="P6"><text:s text:c="8"/>let entry = 0</text:p>
      <text:p text:style-name="P6"/>
      <text:p text:style-name="P6"><text:s text:c="8"/>while (entry &lt; listRows.length){</text:p>
      <text:p text:style-name="P6"><text:s text:c="12"/>// test if entry is numerical</text:p>
      <text:p text:style-name="P6"><text:s text:c="12"/>if (typeof(entry) == typeof(3)){</text:p>
      <text:p text:style-name="P6"><text:s text:c="16"/>arg = listRows[entry];</text:p>
      <text:p text:style-name="P6"><text:s text:c="16"/>listRows[entry].addEventListener('click', function(arg){</text:p>
      <text:p text:style-name="P6"/>
      <text:p text:style-name="P6"><text:s text:c="20"/>// get the url </text:p>
      <text:p text:style-name="P6"><text:s text:c="20"/>let tURL = arg.srcElement.parentNode.firstChild.lastChild.href;</text:p>
      <text:p text:style-name="P6"><text:s text:c="20"/>// remove from storage with url name</text:p>
      <text:p text:style-name="P6"><text:s text:c="20"/></text:p>
      <text:p text:style-name="P6"><text:s text:c="20"/></text:p>
      <text:p text:style-name="P6"><text:s text:c="20"/>chrome.storage.sync.get({"AmazonURLS": {}}, function(data){</text:p>
      <text:p text:style-name="P6"><text:s text:c="24"/></text:p>
      <text:p text:style-name="P6"/>
      <text:p text:style-name="P6"><text:s text:c="24"/>//console.log(Object.keys(data.AmazonURLS));</text:p>
      <text:p text:style-name="P6"/>
      <text:p text:style-name="P6"><text:s text:c="24"/>for (var key in Object.keys(data.AmazonURLS)){</text:p>
      <text:p text:style-name="P6"><text:s text:c="28"/>if (tURL == Object.keys(data.AmazonURLS)[key]){</text:p>
      <text:p text:style-name="P6"><text:s text:c="32"/>delete data.AmazonURLS[tURL];</text:p>
      <text:p text:style-name="P6"><text:s text:c="28"/>}</text:p>
      <text:p text:style-name="P6"><text:s text:c="24"/>}</text:p>
      <text:p text:style-name="P6"><text:soft-page-break/></text:p>
      <text:p text:style-name="P6"><text:s text:c="24"/>let newData = data.AmazonURLS;</text:p>
      <text:p text:style-name="P6"><text:s text:c="24"/>chrome.storage.sync.set({"AmazonURLS":newData});</text:p>
      <text:p text:style-name="P6"/>
      <text:p text:style-name="P6"><text:s text:c="20"/>});</text:p>
      <text:p text:style-name="P6"/>
      <text:p text:style-name="P6"/>
      <text:p text:style-name="P6"><text:s text:c="20"/>// delete HTML</text:p>
      <text:p text:style-name="P6"><text:s text:c="20"/>arg.srcElement.parentElement.innerHTML = '';</text:p>
      <text:p text:style-name="P6"><text:s text:c="16"/>});</text:p>
      <text:p text:style-name="P6"><text:s text:c="12"/>}</text:p>
      <text:p text:style-name="P6"><text:s text:c="12"/>entry += 1;</text:p>
      <text:p text:style-name="P6"><text:s text:c="8"/>}</text:p>
      <text:p text:style-name="P6"><text:s text:c="8"/></text:p>
      <text:p text:style-name="P6"/>
      <text:p text:style-name="P6"/>
      <text:p text:style-name="P6"><text:s text:c="4"/>});</text:p>
      <text:p text:style-name="P6"/>
      <text:p text:style-name="P6">}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loext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en" fo:country="GB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Normal" style:family="paragraph">
      <style:paragraph-properties fo:hyphenation-ladder-count="no-limit"/>
      <style:text-properties style:font-name-complex="Times New Roman" style:font-family-complex="'Times New Roman'" style:font-family-generic-complex="roman" style:font-pitch-complex="variable" fo:hyphenate="false"/>
    </style:style>
    <style:style style:name="Heading_20_2" style:display-name="Heading 2" style:family="paragraph" style:parent-style-name="Normal" style:next-style-name="Normal" style:default-outline-level="2" style:list-style-name="" style:class="text">
      <style:paragraph-properties fo:margin-top="0.139in" fo:margin-bottom="0in" loext:contextual-spacing="false" fo:keep-together="always" fo:hyphenation-ladder-count="no-limit" fo:keep-with-next="always"/>
      <style:text-properties fo:color="#4f81bd" style:font-name="Cambria" fo:font-family="Cambria" style:font-family-generic="roman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 fo:hyphenate="false"/>
    </style:style>
    <style:style style:name="WW8Num1z3" style:family="text">
      <style:text-properties style:font-name-complex="Times New Roman" style:font-family-complex="'Times New Roman'" style:font-family-generic-complex="roman" style:font-pitch-complex="variable"/>
    </style:style>
    <style:style style:name="WW8Num2z1" style:family="text">
      <style:text-properties style:font-name-complex="Times New Roman" style:font-family-complex="'Times New Roman'" style:font-family-generic-complex="roman" style:font-pitch-complex="variable"/>
    </style:style>
    <style:style style:name="WW8Num3z3" style:family="text">
      <style:text-properties style:font-name-complex="Times New Roman" style:font-family-complex="'Times New Roman'" style:font-family-generic-complex="roman" style:font-pitch-complex="variable"/>
    </style:style>
    <style:style style:name="WW8Num4z2" style:family="text">
      <style:text-properties style:font-name-complex="Times New Roman" style:font-family-complex="'Times New Roman'" style:font-family-generic-complex="roman" style:font-pitch-complex="variable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bullet text:level="1" text:bullet-char="-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3" text:bullet-char="-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number text:level="4" text:style-name="WW8Num1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bullet-char="-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number text:level="2" text:style-name="WW8Num2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2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2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2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2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2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2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2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bullet-char="-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3" text:bullet-char="-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number text:level="4" text:style-name="WW8Num3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3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3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3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3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3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bullet-char="*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number text:level="3" text:style-name="WW8Num4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4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4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4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4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4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4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72in" fo:margin-bottom="1in" fo:margin-left="0.789in" fo:margin-right="0.7917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72in" fo:margin-bottom="1in" fo:margin-left="0.789in" fo:margin-right="0.8472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1in" fo:margin-bottom="1in" fo:margin-left="1in" fo:margin-right="1in" style:writing-mode="lr-tb" style:footnote-max-height="0in">
        <style:footnote-sep style:width="0.0071in" style:line-style="none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Convert_20_1" style:display-name="Convert 1" style:page-layout-name="Mpm2"/>
    <style:master-page style:name="MP0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8T08:26:14.560000000</meta:creation-date>
    <meta:editing-cycles>2</meta:editing-cycles>
    <meta:editing-duration>PT17S</meta:editing-duration>
    <meta:generator>LibreOffice/5.2.1.2$Windows_X86_64 LibreOffice_project/31dd62db80d4e60af04904455ec9c9219178d620</meta:generator>
    <dc:date>2019-01-08T08:40:05.479000000</dc:date>
    <meta:document-statistic meta:table-count="0" meta:image-count="0" meta:object-count="0" meta:page-count="13" meta:paragraph-count="443" meta:word-count="1168" meta:character-count="11841" meta:non-whitespace-character-count="9287"/>
  </office:meta>
</office:document-meta>
</file>